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Strong_20_Emphasis"><text:span text:style-name="T6">- CREATE----------------------------------------------------------------------------------------------------------</text:span></text:span></text:p>
      <text:p text:style-name="Standard"><text:span text:style-name="Strong_20_Emphasis"><text:span text:style-name="T3"/></text:span></text:p>
      <text:p text:style-name="Standard"><text:span text:style-name="Strong_20_Emphasis"><text:span text:style-name="T3">Crear base de datos</text:span></text:span></text:p>
      <text:p text:style-name="Standard"><text:span text:style-name="Strong_20_Emphasis"><text:span text:style-name="T1">CREATE DATABASE mi_base;</text:span></text:span></text:p>
      <text:p text:style-name="Standard"><text:span text:style-name="Strong_20_Emphasis"><text:span text:style-name="T1">USE mi_base;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4">Crear tabla con columnas y clave primaria</text:span></text:span></text:p>
      <text:p text:style-name="Standard"><text:span text:style-name="Strong_20_Emphasis"><text:span text:style-name="T1">CREATE TABLE personas (</text:span></text:span></text:p>
      <text:p text:style-name="Standard"><text:span text:style-name="Strong_20_Emphasis"><text:span text:style-name="T1"><text:s text:c="2"/>id INT AUTO_INCREMENT PRIMARY KEY,</text:span></text:span></text:p>
      <text:p text:style-name="Standard"><text:span text:style-name="Strong_20_Emphasis"><text:span text:style-name="T1"><text:s text:c="2"/>nombre VARCHAR(100),</text:span></text:span></text:p>
      <text:p text:style-name="Standard"><text:span text:style-name="Strong_20_Emphasis"><text:span text:style-name="T1"><text:s text:c="2"/>edad INT</text:span></text:span></text:p>
      <text:p text:style-name="Standard"><text:span text:style-name="Strong_20_Emphasis"><text:span text:style-name="T1">);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3">Insertar datos</text:span></text:span></text:p>
      <text:p text:style-name="Standard"><text:span text:style-name="Strong_20_Emphasis"><text:span text:style-name="T1">INSERT INTO personas (nombre, edad) VALUES ('Ana', 30), ('Luis', 25);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- READ -------------------------------------------------------------------------------------------------------------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4">Leer datos (SELECT)</text:span></text:span></text:p>
      <text:p text:style-name="Standard"><text:span text:style-name="Strong_20_Emphasis"><text:span text:style-name="T1">SELECT * FROM personas;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- UPDATE----------------------------------------------------------------------------------------------------------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4">Modificar estructura de la tabla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-</text:span></text:span><text:span text:style-name="Strong_20_Emphasis">Agregar columna</text:span><text:span text:style-name="Strong_20_Emphasis"><text:span text:style-name="T1">:</text:span></text:span></text:p>
      <text:p text:style-name="Standard"><text:span text:style-name="Strong_20_Emphasis"><text:span text:style-name="T1">ALTER TABLE personas ADD email VARCHAR(100);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- </text:span></text:span><text:span text:style-name="Strong_20_Emphasis">Modificar tipo de columna</text:span><text:span text:style-name="Strong_20_Emphasis"><text:span text:style-name="T1">:</text:span></text:span></text:p>
      <text:p text:style-name="Standard"><text:span text:style-name="Strong_20_Emphasis"><text:span text:style-name="T1">ALTER TABLE personas MODIFY edad TINYINT;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- </text:span></text:span><text:span text:style-name="Strong_20_Emphasis">Renombrar tabla</text:span><text:span text:style-name="Strong_20_Emphasis"><text:span text:style-name="T1">:</text:span></text:span></text:p>
      <text:p text:style-name="Standard"><text:span text:style-name="Strong_20_Emphasis"><text:span text:style-name="T1">RENAME TABLE personas TO usuarios;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4">Modificar datos (UPDATE)</text:span></text:span></text:p>
      <text:p text:style-name="Standard"><text:span text:style-name="Strong_20_Emphasis"><text:span text:style-name="T1">UPDATE usuarios SET edad = 26 WHERE nombre = 'Luis';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3">Eliminar datos (DELETE)</text:span></text:span></text:p>
      <text:p text:style-name="Standard"><text:span text:style-name="Strong_20_Emphasis"><text:span text:style-name="T1">- </text:span></text:span><text:span text:style-name="Strong_20_Emphasis">Eliminar un registro</text:span><text:span text:style-name="Strong_20_Emphasis"><text:span text:style-name="T1">:</text:span></text:span></text:p>
      <text:p text:style-name="Standard"><text:span text:style-name="Strong_20_Emphasis"><text:span text:style-name="T1">DELETE FROM usuarios WHERE nombre = 'Ana';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- DELETE ----------------------------------------------------------------------------------------------------------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- </text:span></text:span><text:span text:style-name="Strong_20_Emphasis">Eliminar todos los registros</text:span><text:span text:style-name="Strong_20_Emphasis"><text:span text:style-name="T1">:</text:span></text:span></text:p>
      <text:p text:style-name="Standard"><text:span text:style-name="Strong_20_Emphasis"><text:span text:style-name="T1">DELETE FROM usuarios; 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3">Eliminar tabla</text:span></text:span></text:p>
      <text:p text:style-name="Standard"><text:span text:style-name="Strong_20_Emphasis"><text:span text:style-name="T1">DROP TABLE usuarios;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4">Eliminar base de datos</text:span></text:span></text:p>
      <text:p text:style-name="Standard"><text:span text:style-name="Strong_20_Emphasis"><text:span text:style-name="T1">DROP DATABASE mi_base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6cm" fo:margin-bottom="1.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6-30T21:27:44</meta:creation-date>
    <dc:date>2025-06-30T21:51:35</dc:date>
    <meta:editing-duration>PT23M51S</meta:editing-duration>
    <meta:editing-cycles>4</meta:editing-cycles>
    <meta:generator>OpenOffice/4.1.9$Unix OpenOffice.org_project/419m1$Build-9805</meta:generator>
    <meta:document-statistic meta:table-count="0" meta:image-count="0" meta:object-count="0" meta:page-count="1" meta:paragraph-count="35" meta:word-count="138" meta:character-count="1282"/>
  </office:meta>
</office:document-meta>
</file>